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PRAM_MEM</text:p>
      <text:p text:style-name="Standard">library ieee;</text:p>
      <text:p text:style-name="Standard">use ieee.std_logic_1164.all;</text:p>
      <text:p text:style-name="Standard">use ieee.numeric_std.all;</text:p>
      <text:p text:style-name="Standard"/>
      <text:p text:style-name="Standard">entity dpram_mem is</text:p>
      <text:p text:style-name="Standard"><text:s text:c="2"/>port (</text:p>
      <text:p text:style-name="Standard"><text:s text:c="4"/>DIN <text:s text:c="5"/>: in <text:s/>std_logic_vector(7 downto 0);</text:p>
      <text:p text:style-name="Standard"><text:s text:c="4"/>ADDR_IN <text:s/>: in <text:s/>std_logic_vector(7 downto 0);</text:p>
      <text:p text:style-name="Standard"><text:s text:c="4"/>WE <text:s text:c="6"/>: in <text:s/>std_logic;</text:p>
      <text:p text:style-name="Standard"><text:s text:c="4"/>CLK <text:s text:c="5"/>: in <text:s/>std_logic;</text:p>
      <text:p text:style-name="Standard"><text:s text:c="4"/>RST <text:s text:c="5"/>: in <text:s/>std_logic;</text:p>
      <text:p text:style-name="Standard"><text:s text:c="4"/>ADDR_OUT : in <text:s/>std_logic_vector(7 downto 0);</text:p>
      <text:p text:style-name="Standard"><text:s text:c="4"/>DOUT <text:s text:c="4"/>: out std_logic_vector(7 downto 0));</text:p>
      <text:p text:style-name="Standard">end entity;</text:p>
      <text:p text:style-name="Standard"/>
      <text:p text:style-name="Standard">architecture rtl of dpram_mem is</text:p>
      <text:p text:style-name="Standard"><text:s text:c="2"/>type mem_type is array (255 downto 0) of std_logic_vector(7 downto 0);</text:p>
      <text:p text:style-name="Standard"><text:s text:c="2"/>signal mem : mem_type;</text:p>
      <text:p text:style-name="Standard"><text:s text:c="2"/>attribute ram_style : string;</text:p>
      <text:p text:style-name="Standard"><text:s text:c="2"/>attribute ram_style of mem : signal is "block";</text:p>
      <text:p text:style-name="Standard"/>
      <text:p text:style-name="Standard">begin</text:p>
      <text:p text:style-name="Standard"/>
      <text:p text:style-name="Standard"><text:s text:c="2"/>process (CLK) is</text:p>
      <text:p text:style-name="Standard"><text:s text:c="2"/>begin </text:p>
      <text:p text:style-name="Standard"><text:s text:c="4"/>if CLK'event and CLK = '1' then</text:p>
      <text:p text:style-name="Standard"><text:s text:c="6"/>if WE='1' then</text:p>
      <text:p text:style-name="Standard"><text:s text:c="8"/>mem(to_integer(unsigned(ADDR_IN))) &lt;= DIN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CLK, RST) is</text:p>
      <text:p text:style-name="Standard"><text:s text:c="2"/>begin <text:s/></text:p>
      <text:p text:style-name="Standard"><text:s text:c="4"/>if RST = '1' then <text:s text:c="18"/></text:p>
      <text:p text:style-name="Standard"><text:s text:c="6"/>DOUT &lt;= (others =&gt; '0');</text:p>
      <text:p text:style-name="Standard"><text:s text:c="4"/>elsif CLK'event and CLK = '1' then <text:s/></text:p>
      <text:p text:style-name="Standard"><text:s text:c="6"/>DOUT &lt;= mem(to_integer(unsigned(ADDR_OUT)));</text:p>
      <text:p text:style-name="Standard"><text:s text:c="4"/>end if;</text:p>
      <text:p text:style-name="Standard"><text:s text:c="2"/>end process;</text:p>
      <text:p text:style-name="Standard"><text:s/></text:p>
      <text:p text:style-name="Standard"><text:s text:c="2"/></text:p>
      <text:p text:style-name="Standard">end rt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0:51:54.54</meta:creation-date>
    <dc:date>2015-04-28T19:11:12.71</dc:date>
    <dc:creator>Pedro Barquin Ayuso</dc:creator>
    <meta:editing-duration>PT3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9" meta:word-count="137" meta:character-count="1003"/>
  </office:meta>
</office:document-meta>
</file>